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0000000B65B460C769F5BEDBF.png" manifest:media-type="image/png"/>
  <manifest:file-entry manifest:full-path="Pictures/100055C90000123A000012C645D8E603E7E47D4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33" draw:textarea-horizontal-align="justify" draw:textarea-vertical-align="middle" draw:auto-grow-height="false" fo:min-height="7.563cm" fo:min-width="7.85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00cc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811cm" svg:height="11.049cm" svg:x="6.08cm" svg:y="5.318cm">
          <text:p text:style-name="P1">Name – Thilini Asmada</text:p>
          <text:p text:style-name="P1">Index No. - 17020204</text:p>
          <text:p text:style-name="P1">Name-Sachini Ayeshika</text:p>
          <text:p text:style-name="P1">Index no.-170200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569cm" svg:height="2.646cm" svg:x="10.525cm" svg:y="12.43cm">
          <draw:image xlink:href="Pictures/100055C90000123A000012C645D8E603E7E47D4A.svg" xlink:type="simple" xlink:show="embed" xlink:actuate="onLoad">
            <text:p/>
          </draw:image>
          <draw:image xlink:href="Pictures/10000201000000B0000000B65B460C769F5BEDBF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23.463091575</meta:creation-date>
    <dc:date>2018-02-19T15:43:18.333437114</dc:date>
    <meta:editing-duration>PT38M41S</meta:editing-duration>
    <meta:editing-cycles>4</meta:editing-cycles>
    <meta:generator>LibreOffice/5.1.6.2$Linux_X86_64 LibreOffice_project/10m0$Build-2</meta:generator>
    <meta:document-statistic meta:object-count="2"/>
  </office:meta>
</office:document-meta>
</file>